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fdbf" officeooo:paragraph-rsid="0003fdbf"/>
    </style:style>
    <style:style style:name="P2" style:family="paragraph" style:parent-style-name="Standard">
      <style:text-properties officeooo:rsid="0003fdbf" officeooo:paragraph-rsid="0004720f"/>
    </style:style>
    <style:style style:name="P3" style:family="paragraph" style:parent-style-name="Standard">
      <style:text-properties officeooo:rsid="0004720f" officeooo:paragraph-rsid="0004720f"/>
    </style:style>
    <style:style style:name="P4" style:family="paragraph" style:parent-style-name="Standard">
      <style:text-properties officeooo:rsid="0003fdbf" officeooo:paragraph-rsid="0003fdbf"/>
    </style:style>
    <style:style style:name="P5" style:family="paragraph" style:parent-style-name="Standard">
      <style:text-properties officeooo:rsid="0003fdbf" officeooo:paragraph-rsid="0005b330"/>
    </style:style>
    <style:style style:name="P6" style:family="paragraph" style:parent-style-name="Standard">
      <style:text-properties officeooo:rsid="0005b330" officeooo:paragraph-rsid="0005b330"/>
    </style:style>
    <style:style style:name="P7" style:family="paragraph" style:parent-style-name="Standard">
      <style:text-properties officeooo:paragraph-rsid="0003fdbf"/>
    </style:style>
    <style:style style:name="P8" style:family="paragraph" style:parent-style-name="Standard">
      <style:text-properties officeooo:rsid="0004720f" officeooo:paragraph-rsid="0005b330"/>
    </style:style>
    <style:style style:name="T1" style:family="text">
      <style:text-properties officeooo:rsid="0003fdbf"/>
    </style:style>
    <style:style style:name="T2" style:family="text">
      <style:text-properties officeooo:rsid="0005b330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officeooo:rsid="0003fdbf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>________________________________________________________________________________</text:p>
      <text:p text:style-name="P1">aluno</text:p>
      <text:p text:style-name="P1">o aluno deve poder se cadastrar, fazer login, cadastrar aparelho, cadastrar exercicio</text:p>
      <text:p text:style-name="P1">pode ter zero ou mais instrutores</text:p>
      <text:p text:style-name="P1">pode ter vinculo com zero ou mais academias </text:p>
      <text:p text:style-name="P1">_______________________________________________________________________________</text:p>
      <text:p text:style-name="P1">instrutor</text:p>
      <text:p text:style-name="P1">pode se cadastrar, fazer login, cadastrar aparelho, cadastrar exercicio</text:p>
      <text:p text:style-name="P1">pode ter vinculo com zero ou mais alunos</text:p>
      <text:p text:style-name="P7"><text:span text:style-name="T4">pode</text:span><text:span text:style-name="T1"> ter vinculo com zero ou mais academias</text:span></text:p>
      <text:p text:style-name="P2">________________________________________________________________________________</text:p>
      <text:p text:style-name="P3">ADMINISTRADOR</text:p>
      <text:p text:style-name="P8">pode fazer login</text:p>
      <text:p text:style-name="P8">cadastrar exercicios</text:p>
      <text:p text:style-name="P8">cadastrar aparelhos</text:p>
      <text:p text:style-name="P8">bloquear alunos</text:p>
      <text:p text:style-name="P8">instrotores ou academias</text:p>
      <text:p text:style-name="P8"><text:span text:style-name="T2">Alterar a logo do site</text:span></text:p>
      <text:p text:style-name="P6">alterar o video de apresentação do sit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5-12T23:18:06.043000000</dc:date>
    <meta:editing-duration>PT15M34S</meta:editing-duration>
    <meta:editing-cycles>5</meta:editing-cycles>
    <meta:document-statistic meta:table-count="0" meta:image-count="0" meta:object-count="0" meta:page-count="1" meta:paragraph-count="19" meta:word-count="81" meta:character-count="737" meta:non-whitespace-character-count="674"/>
  </office:meta>
</office:document-meta>
</file>